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04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1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1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23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0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02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30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13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2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2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17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08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14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1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2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1-01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10-05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1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21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16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1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24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04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0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1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22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2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26 1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25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05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30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17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0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1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31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07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1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1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1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22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27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1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0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1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0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2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04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09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14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2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1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0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1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09-13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06-1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03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7-02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6-11-2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6-09-2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6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6-03-2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5-11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5-09-2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5-08-3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5-06-2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5-03-0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4-12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4-09-0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4-06-0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4-03-0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3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3-08-1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3-06-1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3-03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2-11-2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2-07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2-05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2-02-1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1-11-1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1-06-0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1-05-1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1-02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0-08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0-04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10-01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9-08-2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9-05-1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9-02-1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8-10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8-06-1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8-02-05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7-08-0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7-05-1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6-09-1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6-05-19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5-07-2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5-03-1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4-12-0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4-08-25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4-05-2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4-05-2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4-02-2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2-09-03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2-03-2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1-12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1-08-07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1-07-2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2000-07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1988-08-0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1988-06-0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1988-0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1987-11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1987-08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1987-04-1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6085211701</text:p>
          </table:table-cell>
          <table:table-cell office:value-type="string" calcext:value-type="string">
            <text:p>01S 09W 27CCC 01 KALAMAZOO CO (K-5)</text:p>
          </table:table-cell>
          <table:table-cell office:value-type="string" calcext:value-type="string">
            <text:p>1987-04-0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010" meta:object-count="0"/>
    <meta:user-defined meta:name="AppVersion">3.0</meta:user-defined>
  </office:meta>
</office:document-meta>
</file>